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33">
            <text:p>1,133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39">
            <text:p>1,239</text:p>
          </table:table-cell>
          <table:table-cell table:style-name="ce23" office:value-type="float" office:value="456">
            <text:p>45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73">
            <text:p>873</text:p>
          </table:table-cell>
          <table:table-cell table:style-name="ce22" office:value-type="float" office:value="147">
            <text:p>14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3">
            <text:p>133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996">
            <text:p>3,996</text:p>
          </table:table-cell>
          <table:table-cell table:style-name="ce22" office:value-type="float" office:value="1139">
            <text:p>11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0">
            <text:p>77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55">
            <text:p>3155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09">
            <text:p>5209</text:p>
          </table:table-cell>
          <table:table-cell table:style-name="ce22" office:value-type="float" office:value="1076">
            <text:p>107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205">
            <text:p>9205</text:p>
          </table:table-cell>
          <table:table-cell table:style-name="ce22" office:value-type="float" office:value="2215">
            <text:p>22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